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10122">
      <style:table-cell-properties fo:background-color="#ffffff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mponent Price</text:p>
          </table:table-cell>
          <table:table-cell table:style-name="ce1" office:value-type="string" calcext:value-type="string">
            <text:p>Total price</text:p>
          </table:table-cell>
          <table:table-cell/>
          <table:table-cell table:style-name="ce1" office:value-type="string" calcext:value-type="string">
            <text:p>Summary</text:p>
          </table:table-cell>
          <table:table-cell table:style-name="ce1"/>
        </table:table-row>
        <table:table-row table:style-name="ro1">
          <table:table-cell office:value-type="string" calcext:value-type="string">
            <text:p>BBB Beetleweight Planetary 22mm Gearmotor v2</text:p>
          </table:table-cell>
          <table:table-cell office:value-type="string" calcext:value-type="string">
            <text:p>https://shop.bristolbotbuilders.com/product/22mm/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9.29" calcext:value-type="currency">
            <text:p>€ 19.29</text:p>
          </table:table-cell>
          <table:table-cell table:formula="of:=[.C2]*[.D2]" office:value-type="currency" office:currency="EUR" office:value="57.87" calcext:value-type="currency">
            <text:p>€ 57.87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3" table:formula="of:=SUM([.E2:.E43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air of 22mm BBB Beetleweight Motor Face Mounts v2</text:p>
          </table:table-cell>
          <table:table-cell office:value-type="string" calcext:value-type="string">
            <text:p>https://shop.bristolbotbuilders.com/product/mounts/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.09" calcext:value-type="currency">
            <text:p>€ 4.09</text:p>
          </table:table-cell>
          <table:table-cell table:formula="of:=[.C3]*[.D3]" office:value-type="currency" office:currency="EUR" office:value="8.18" calcext:value-type="currency">
            <text:p>€ 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 Beetleweight Single Brushed ESC v3</text:p>
          </table:table-cell>
          <table:table-cell office:value-type="string" calcext:value-type="string">
            <text:p>https://shop.bristolbotbuilders.com/product/single/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9.29" calcext:value-type="currency">
            <text:p>€ 19.29</text:p>
          </table:table-cell>
          <table:table-cell table:formula="of:=[.C4]*[.D4]" office:value-type="currency" office:currency="EUR" office:value="57.87" calcext:value-type="currency">
            <text:p>€ 57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60 Safety Kit</text:p>
          </table:table-cell>
          <table:table-cell office:value-type="string" calcext:value-type="string">
            <text:p>https://shop.bristolbotbuilders.com/product/safetykit/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6" calcext:value-type="currency">
            <text:p>€ 7.60</text:p>
          </table:table-cell>
          <table:table-cell table:formula="of:=[.C5]*[.D5]" office:value-type="currency" office:currency="EUR" office:value="7.6" calcext:value-type="currency">
            <text:p>€ 7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 3A BEC</text:p>
          </table:table-cell>
          <table:table-cell office:value-type="string" calcext:value-type="string">
            <text:p>https://shop.bristolbotbuilders.com/product/bec/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68" calcext:value-type="currency">
            <text:p>€ 4.68</text:p>
          </table:table-cell>
          <table:table-cell table:formula="of:=[.C6]*[.D6]" office:value-type="currency" office:currency="EUR" office:value="4.68" calcext:value-type="currency">
            <text:p>€ 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string" calcext:value-type="string">
            <text:p>https://www.kiwi-electronics.com/nl/raspberry-pi-zero-2-w-10770?ff1=7&amp;search=raspberry%20pi%20ze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9.95" calcext:value-type="currency">
            <text:p>€ 19.95</text:p>
          </table:table-cell>
          <table:table-cell table:formula="of:=[.C7]*[.D7]" office:value-type="currency" office:currency="EUR" office:value="19.95" calcext:value-type="currency">
            <text:p>€ 1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 1.5 inch 38mm Omni Wheels Robotic Directional Wheel for Robot Car</text:p>
          </table:table-cell>
          <table:table-cell office:value-type="string" calcext:value-type="string">
            <text:p>https://www.ebay.co.uk/itm/165250001693?_trkparms=amclksrc%3DITM%26aid%3D1110006%26algo%3DHOMESPLICE.SIM%26ao%3D1%26asc%3D20231107084023%26meid%3D31f60733161443b3a516b640c528a93f%26pid%3D101875%26rk%3D1%26rkt%3D4%26sd%3D255452152622%26itm%3D165250001693%26pmt%3D1%26noa%3D0%26pg%3D4429486%26algv%3DSimplAMLv11WebTrimmedV3MskuWithLambda85KnnRecallV1V2V4ItemNrtInQueryAndCassiniVisualRankerAndBertRecallWithVMEV3CPCAutoWithCassiniEmbRecallManual%26brand%3DUnbranded&amp;_trksid=p4429486.c101875.m1851&amp;itmprp=cksum%3A16525000169331f60733161443b3a516b640c528a93f%7Cenc%3AAQAJAAABcLSVkHmTL63bebovD9RfpraPWbY9f4anjbziTIaEIOVXg2DWhVLks3Lfqff9vxxfjIh4XEXusIehlT2iEH8%252BCxXNySMxlDIQJ3g86%252Bx3AAIAq9gznqdGSR72ksP41kjzPN1reUbVsJuld0S4i4qXlQfTmkMeIJTCXTM8mLpr7ju2fMvruDu87ZX%252B4bShOvD%252B4qM%252Fq8B7Tgp4PJLWqAkdWGmt4k11fI7lLqUm%252BdjtAl1ByDAlDRpAiR96VznTjtUJVXew5v6TJtFTncY1FyXe0HxOuBgkab1b%252F40u%252Fx44hrly%252FoPG9mXEXJv0GPheVDSOrcZBDujzHOu1HkgJPOHW5op1zLzJkbndRiH3TY%252FioDAwf435OAzRmlDgYVgx%252FZsVB33zHuR3Pf%252FQ2TIQRcSYCLIWgWDddgyz0uKxasVuacHA%252B8Yzy5%252FjkRqa863eN9I2nO7fBfPNbgS3%252BfZZPab5pnsw3CWD0s4lMGlvCVwTX4gc%7Campid%3APL_CLK%7Cclp%3A4429486&amp;itmmeta=01HTJKRNN7JHM1635HMCW7NZ6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.22" calcext:value-type="currency">
            <text:p>€ 19.22</text:p>
          </table:table-cell>
          <table:table-cell table:formula="of:=[.C8]*[.D8]" office:value-type="currency" office:currency="EUR" office:value="38.44" calcext:value-type="currency">
            <text:p>€ 3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fruit 9-DOF Absolute Orientation IMU Fusion Breakout - BNO055 - STEMMA QT / Qwiic</text:p>
          </table:table-cell>
          <table:table-cell office:value-type="string" calcext:value-type="string">
            <text:p>https://www.kiwi-electronics.com/nl/adafruit-9-dof-absolute-orientation-imu-fusion-breakout-bno055-stemma-qt-qwiic-10417?search=im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4.95" calcext:value-type="currency">
            <text:p>€ 34.95</text:p>
          </table:table-cell>
          <table:table-cell table:formula="of:=[.C9]*[.D9]" office:value-type="currency" office:currency="EUR" office:value="34.95" calcext:value-type="currency">
            <text:p>€ 34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C10]*[.D1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1]*[.D1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2]*[.D1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3]*[.D1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4]*[.D1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5]*[.D1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6]*[.D1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7]*[.D1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8]*[.D1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9]*[.D1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0]*[.D2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1]*[.D2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2]*[.D2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3]*[.D2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4]*[.D2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5]*[.D2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6]*[.D2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7]*[.D2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8]*[.D2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9]*[.D2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0]*[.D3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1]*[.D3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2]*[.D3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3]*[.D3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4]*[.D3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5]*[.D3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6]*[.D3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7]*[.D3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8]*[.D3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9]*[.D3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0]*[.D4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1]*[.D4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2]*[.D4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3]*[.D4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1:Sheet1.E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22:09:43.811537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1T12:01:28.225361525</meta:creation-date>
    <dc:date>2024-04-04T11:39:04.936423701</dc:date>
    <meta:editing-duration>PT16H22M28S</meta:editing-duration>
    <meta:editing-cycles>3</meta:editing-cycles>
    <meta:generator>LibreOffice/6.4.7.2$Linux_X86_64 LibreOffice_project/40$Build-2</meta:generator>
    <meta:document-statistic meta:table-count="1" meta:cell-count="83" meta:object-count="0"/>
  </office:meta>
</office:document-meta>
</file>